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3168"/>
    </style:style>
    <style:style style:name="P2" style:family="paragraph" style:parent-style-name="Standard">
      <style:text-properties fo:font-size="10pt" officeooo:paragraph-rsid="001c3168" style:font-size-asian="10pt" style:font-size-complex="10pt"/>
    </style:style>
    <style:style style:name="P3" style:family="paragraph" style:parent-style-name="Standard">
      <style:text-properties style:font-name="Liberation Mono" fo:font-size="10pt" officeooo:paragraph-rsid="001c3168" style:font-size-asian="10pt" style:font-size-complex="10pt"/>
    </style:style>
    <style:style style:name="P4" style:family="paragraph" style:parent-style-name="Text_20_body">
      <style:text-properties officeooo:paragraph-rsid="0020c87b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Standard">
      <style:text-properties officeooo:rsid="00064ad5" officeooo:paragraph-rsid="001c3168"/>
    </style:style>
    <style:style style:name="P7" style:family="paragraph" style:parent-style-name="Standard">
      <style:text-properties style:font-name="Liberation Mono" fo:font-size="10pt" officeooo:rsid="00064ad5" officeooo:paragraph-rsid="001c3168" style:font-size-asian="10pt" style:font-size-complex="10pt"/>
    </style:style>
    <style:style style:name="P8" style:family="paragraph" style:parent-style-name="Standard">
      <style:text-properties style:font-name="Liberation Mono" fo:font-size="10pt" officeooo:rsid="001c3168" officeooo:paragraph-rsid="001c3168" style:font-size-asian="10pt" style:font-size-complex="10pt"/>
    </style:style>
    <style:style style:name="P9" style:family="paragraph" style:parent-style-name="Standard">
      <style:text-properties style:font-name="Liberation Mono" fo:font-size="10pt" officeooo:rsid="001c3168" officeooo:paragraph-rsid="001d811a" style:font-size-asian="10pt" style:font-size-complex="10pt"/>
    </style:style>
    <style:style style:name="P10" style:family="paragraph" style:parent-style-name="Standard">
      <style:text-properties style:font-name="Liberation Mono" fo:font-size="10pt" officeooo:rsid="001c3168" officeooo:paragraph-rsid="001f09ca" style:font-size-asian="10pt" style:font-size-complex="10pt"/>
    </style:style>
    <style:style style:name="P11" style:family="paragraph" style:parent-style-name="Standard">
      <style:text-properties style:font-name="Liberation Mono" fo:font-size="10pt" officeooo:rsid="001c3168" officeooo:paragraph-rsid="0020c87b" style:font-size-asian="10pt" style:font-size-complex="10pt"/>
    </style:style>
    <style:style style:name="P12" style:family="paragraph" style:parent-style-name="Standard">
      <style:text-properties style:font-name="Liberation Mono" fo:font-size="10pt" officeooo:rsid="001d811a" officeooo:paragraph-rsid="001d811a" style:font-size-asian="10pt" style:font-size-complex="10pt"/>
    </style:style>
    <style:style style:name="P13" style:family="paragraph" style:parent-style-name="Standard">
      <style:text-properties officeooo:rsid="001c3168" officeooo:paragraph-rsid="001c3168"/>
    </style:style>
    <style:style style:name="P14" style:family="paragraph" style:parent-style-name="Heading_20_2">
      <style:text-properties officeooo:rsid="001c3168"/>
    </style:style>
    <style:style style:name="P15" style:family="paragraph" style:parent-style-name="Heading_20_2">
      <style:text-properties officeooo:rsid="00064ad5" officeooo:paragraph-rsid="001c3168"/>
    </style:style>
    <style:style style:name="T1" style:family="text">
      <style:text-properties officeooo:rsid="00064ad5"/>
    </style:style>
    <style:style style:name="T2" style:family="text">
      <style:text-properties style:font-name="Liberation Mono" officeooo:rsid="00064ad5"/>
    </style:style>
    <style:style style:name="T3" style:family="text">
      <style:text-properties officeooo:rsid="001c3168"/>
    </style:style>
    <style:style style:name="T4" style:family="text">
      <style:text-properties officeooo:rsid="001d811a"/>
    </style:style>
    <style:style style:name="T5" style:family="text">
      <style:text-properties officeooo:rsid="001f09ca"/>
    </style:style>
    <style:style style:name="T6" style:family="text">
      <style:text-properties officeooo:rsid="0020c8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6">HOWTO: Supporting Quantities and Measures in the Tool API</text:span></text:h>
      <text:p text:style-name="P4"><text:span text:style-name="T6">The purpose of this HowTo is to provide examples for passing and returning measures and quantities from CASA tools. <text:s/>It will make tool use much easier if this convention is followed.</text:span></text:p>
      <text:h text:style-name="P15" text:outline-level="2">Example 1</text:h>
      <text:p text:style-name="P6"/>
      <text:p text:style-name="P6">The example below shows how a tool method should work with a quantity (e.g., 1 arcsecond, 2 meter, etc.). <text:s/>The example method simply takes in the argument and returns it. <text:s/>When defined as shown, the tool method could be called like:</text:p>
      <text:p text:style-name="P6"/>
      <text:p text:style-name="P2"><text:span text:style-name="T1"><text:tab/>q = </text:span><text:span text:style-name="T2">hammer.identityForQuantity (hammer.identityForQuantity (“1arcsecond”))</text:span></text:p>
      <text:p text:style-name="P6"/>
      <text:p text:style-name="P6">This shows that the original caller can specify the quantity as a string (fairly common when writing task code) and the same interface can also take the return value of a method returning a quantity <text:span text:style-name="T6">(represented in python as a dictionary)</text:span> from the C++ layer. <text:s/>The heavy-lifting is done by casa::casaQuantity so tool method gains a more flexible interface without having significant work.</text:p>
      <text:p text:style-name="P7"/>
      <text:p text:style-name="P7"/>
      <text:p text:style-name="P8">--------- hammer.xml</text:p>
      <text:p text:style-name="P8"/>
      <text:p text:style-name="P8"/>
      <text:p text:style-name="P8">&lt;tool name="hammer" module="ToolTime"&gt;</text:p>
      <text:p text:style-name="P8"/>
      <text:p text:style-name="P8">&lt;method type="function" name="identityForQuantity"&gt;</text:p>
      <text:p text:style-name="P8"/>
      <text:p text:style-name="P11"><text:s text:c="3"/>&lt;shortdescription&gt;Example tool method that returns it's argument</text:p>
      <text:p text:style-name="P11"><text:s text:c="3"/>&lt;/shortdescription&gt;</text:p>
      <text:p text:style-name="P8"/>
      <text:p text:style-name="P8"><text:s text:c="3"/>&lt;input&gt;</text:p>
      <text:p text:style-name="P8"/>
      <text:p text:style-name="P8"><text:s text:c="7"/>&lt;param type="variant" name="aQuantity"&gt;</text:p>
      <text:p text:style-name="P8"><text:s text:c="11"/>&lt;description&gt;The argument quantity&lt;/description&gt;</text:p>
      <text:p text:style-name="P8"><text:s text:c="11"/>&lt;value&gt;1&lt;/value&gt;</text:p>
      <text:p text:style-name="P8"><text:s text:c="7"/>&lt;/param&gt;</text:p>
      <text:p text:style-name="P8"/>
      <text:p text:style-name="P8"><text:s text:c="3"/>&lt;/input&gt;</text:p>
      <text:p text:style-name="P8"/>
      <text:p text:style-name="P8"><text:s text:c="3"/>&lt;returns type="record"/&gt;</text:p>
      <text:p text:style-name="P8"/>
      <text:p text:style-name="P8">&lt;/method&gt;</text:p>
      <text:p text:style-name="P8"/>
      <text:p text:style-name="P8">&lt;/tool&gt;</text:p>
      <text:p text:style-name="P8"/>
      <text:p text:style-name="P8"/>
      <text:p text:style-name="P8">----- Inside hammer_cmpt.cc</text:p>
      <text:p text:style-name="P8"/>
      <text:p text:style-name="P8">#include &lt;stdcasa/StdCasa/CasacSupport.h&gt;</text:p>
      <text:p text:style-name="P8"/>
      <text:p text:style-name="P8">::casac::record *</text:p>
      <text:p text:style-name="P8">hammer::identityForQuantity (const ::casac::variant&amp; aQuantity)</text:p>
      <text:p text:style-name="P8">{</text:p>
      <text:p text:style-name="P8"><text:soft-page-break/><text:s text:c="4"/>casa::Quantity theQuantity = casaQuantity (aQuantity);</text:p>
      <text:p text:style-name="P8"/>
      <text:p text:style-name="P8"><text:s text:c="2"/>return recordFromQuantity (theQuantity);</text:p>
      <text:p text:style-name="P8">}</text:p>
      <text:p text:style-name="P8"/>
      <text:h text:style-name="P14" text:outline-level="2">Example 2</text:h>
      <text:p text:style-name="P1"><text:span text:style-name="T3">This example is similar to example 1 above, but uses a measure rather and a quantity. <text:s/>The file CasacSupport.h provides converters for the most common measures </text:span><text:span text:style-name="T5">(Epoch, Position, Direction, RadialVelocity, Frequency).</text:span></text:p>
      <text:p text:style-name="P8"/>
      <text:p text:style-name="P8"/>
      <text:p text:style-name="P8">--------- screwdriver.xml</text:p>
      <text:p text:style-name="P8"/>
      <text:p text:style-name="P8"/>
      <text:p text:style-name="P8">&lt;tool name="screwdriver" module="ToolTime"&gt;</text:p>
      <text:p text:style-name="P8"/>
      <text:p text:style-name="P8">&lt;method type="function" name="identityForDirection"&gt;</text:p>
      <text:p text:style-name="P8"/>
      <text:p text:style-name="P10"><text:s text:c="3"/>&lt;shortdescription&gt;Example tool method that returns it's argument</text:p>
      <text:p text:style-name="P10"><text:s text:c="3"/>&lt;/shortdescription&gt;</text:p>
      <text:p text:style-name="P8"/>
      <text:p text:style-name="P8"><text:s text:c="3"/>&lt;input&gt;</text:p>
      <text:p text:style-name="P8"/>
      <text:p text:style-name="P8"><text:s text:c="7"/>&lt;param type="variant" name="aDirection"&gt;</text:p>
      <text:p text:style-name="P8"><text:s text:c="11"/>&lt;description&gt;The argument direction&lt;/description&gt;</text:p>
      <text:p text:style-name="P8"><text:s text:c="11"/>&lt;value&gt;1&lt;/value&gt;</text:p>
      <text:p text:style-name="P8"><text:s text:c="7"/>&lt;/param&gt;</text:p>
      <text:p text:style-name="P8"/>
      <text:p text:style-name="P8"><text:s text:c="3"/>&lt;/input&gt;</text:p>
      <text:p text:style-name="P8"/>
      <text:p text:style-name="P8"><text:s text:c="3"/>&lt;returns type="record"/&gt;</text:p>
      <text:p text:style-name="P8"/>
      <text:p text:style-name="P8">&lt;/method&gt;</text:p>
      <text:p text:style-name="P8"/>
      <text:p text:style-name="P8">&lt;/tool&gt;</text:p>
      <text:p text:style-name="P8"/>
      <text:p text:style-name="P8"/>
      <text:p text:style-name="P8">--------- inside screwdriver_cmpt.cc</text:p>
      <text:p text:style-name="P8"/>
      <text:p text:style-name="P8"/>
      <text:p text:style-name="P8">#include &lt;stdcasa/StdCasa/CasacSupport.h&gt;</text:p>
      <text:p text:style-name="P8"/>
      <text:p text:style-name="P8">::casac::record *</text:p>
      <text:p text:style-name="P8">hammer::identityForDirection (const ::casac::variant&amp; aDirection)</text:p>
      <text:p text:style-name="P8">{</text:p>
      <text:p text:style-name="P8"><text:s text:c="4"/>casa::MDirection theDirection;</text:p>
      <text:p text:style-name="P8"><text:s text:c="4"/>casaMDirection (aDirection, theDirection);</text:p>
      <text:p text:style-name="P8"/>
      <text:p text:style-name="P12"><text:s text:c="4"/>MeasureHolder holder (theDirection);</text:p>
      <text:p text:style-name="P12"><text:s text:c="4"/>Record outRec;</text:p>
      <text:p text:style-name="P12"><text:s text:c="4"/>String message;</text:p>
      <text:p text:style-name="P12"/>
      <text:p text:style-name="P12"><text:s text:c="4"/>if (! holder.toRecord(message, outRec)){</text:p>
      <text:p text:style-name="P12"><text:s text:c="8"/>throw AipsError(message);</text:p>
      <text:p text:style-name="P12"><text:soft-page-break/><text:s text:c="4"/>}</text:p>
      <text:p text:style-name="P9"/>
      <text:p text:style-name="P3"><text:span text:style-name="T3"><text:s text:c="4"/>return </text:span><text:span text:style-name="T4">fromRecord (outRec);</text:span></text:p>
      <text:p text:style-name="P8">}</text:p>
      <text:p text:style-name="P8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 PL ShanHeiSun Un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Times New Roman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number:date-style style:name="N118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Footer"><text:modification-date style:data-style-name="N118">25 July 2013</text:modification-date>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Jacobs</meta:initial-creator>
    <meta:creation-date>2013-07-25T14:36:04</meta:creation-date>
    <dc:date>2013-07-25T15:42:38</dc:date>
    <dc:creator>Jim Jacobs</dc:creator>
    <meta:editing-duration>PT48M21S</meta:editing-duration>
    <meta:editing-cycles>4</meta:editing-cycles>
    <meta:generator>LibreOffice/4.0.2.2$Linux_X86_64 LibreOffice_project/4c82dcdd6efcd48b1d8bba66bfe1989deee49c3</meta:generator>
    <meta:document-statistic meta:table-count="0" meta:image-count="0" meta:object-count="0" meta:page-count="3" meta:paragraph-count="60" meta:word-count="304" meta:character-count="2696" meta:non-whitespace-character-count="2297"/>
  </office:meta>
</office:document-meta>
</file>